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4cm"/>
    </style:style>
    <style:style style:name="gr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ddddd" fo:font-weight="bold" style:font-weight-asian="bold" style:font-weight-complex="bold"/>
    </style:style>
    <style:style style:name="T1" style:family="text">
      <style:text-properties fo:color="#ddddd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9cm" svg:height="0.8cm" svg:x="3cm" svg:y="2.3cm">
          <text:p text:style-name="P1">1764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9cm" svg:height="0.8cm" svg:x="5.2cm" svg:y="2.3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9cm" svg:height="0.8cm" svg:x="7.4cm" svg:y="2.3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9cm" svg:height="0.8cm" svg:x="9.6cm" svg:y="2.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9cm" svg:height="0.8cm" svg:x="4.1cm" svg:y="4.7cm">
          <text:p text:style-name="P1">1813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9cm" svg:height="0.8cm" svg:x="6.3cm" svg:y="6.1cm">
          <text:p text:style-name="P1">1838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5cm" svg:height="0.5cm" svg:x="4.801cm" svg:y="3.6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svg:x1="3.95cm" svg:y1="3.1cm" svg:x2="4.801cm" svg:y2="3.851cm" draw:start-shape="id1" draw:start-glue-point="2" draw:end-shape="id2" draw:end-glue-point="6" svg:d="M3950 3100v751h851" svg:viewBox="0 0 852 752">
          <text:p/>
        </draw:connector>
        <draw:connector draw:style-name="gr3" draw:text-style-name="P1" draw:layer="layout" svg:x1="6.15cm" svg:y1="3.1cm" svg:x2="5.301cm" svg:y2="3.851cm" draw:start-shape="id3" draw:start-glue-point="2" draw:end-shape="id2" draw:end-glue-point="10" svg:d="M6150 3100v751h-849" svg:viewBox="0 0 850 752">
          <text:p/>
        </draw:connector>
        <draw:connector draw:style-name="gr3" draw:text-style-name="P1" draw:layer="layout" svg:x1="5.051cm" svg:y1="4.101cm" svg:x2="5.05cm" svg:y2="4.7cm" draw:start-shape="id2" draw:start-glue-point="8" draw:end-shape="id4" draw:end-glue-point="0" svg:d="M5051 4101v300h-1v299" svg:viewBox="0 0 2 600">
          <text:p/>
        </draw:connector>
        <draw:connector draw:style-name="gr3" draw:text-style-name="P1" draw:layer="layout" svg:x1="6.151cm" svg:y1="3.101cm" svg:x2="5.302cm" svg:y2="3.852cm" svg:d="M6151 3101v751h-849" svg:viewBox="0 0 850 752">
          <text:p/>
        </draw:connector>
        <draw:custom-shape draw:style-name="gr2" draw:text-style-name="P2" xml:id="id5" draw:id="id5" draw:layer="layout" svg:width="0.5cm" svg:height="0.5cm" svg:x="7.002cm" svg:y="4.8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svg:x1="6cm" svg:y1="5.1cm" svg:x2="7.002cm" svg:y2="5.1cm" draw:start-shape="id4" draw:start-glue-point="1" draw:end-shape="id5" draw:end-glue-point="6" svg:d="M6000 5100h1002" svg:viewBox="0 0 1003 1">
          <text:p/>
        </draw:connector>
        <draw:connector draw:style-name="gr3" draw:text-style-name="P1" draw:layer="layout" svg:x1="7.502cm" svg:y1="5.1cm" svg:x2="8.35cm" svg:y2="3.1cm" draw:start-shape="id5" draw:start-glue-point="10" draw:end-shape="id6" draw:end-glue-point="2" svg:d="M7502 5100h848v-2000" svg:viewBox="0 0 849 2001">
          <text:p/>
        </draw:connector>
        <draw:connector draw:style-name="gr3" draw:text-style-name="P1" draw:layer="layout" svg:x1="7.252cm" svg:y1="5.35cm" svg:x2="7.25cm" svg:y2="6.1cm" draw:start-shape="id5" draw:start-glue-point="8" draw:end-shape="id7" draw:end-glue-point="0" svg:d="M7252 5350v376h-2v374" svg:viewBox="0 0 3 751">
          <text:p/>
        </draw:connector>
        <draw:custom-shape draw:style-name="gr2" draw:text-style-name="P2" xml:id="id8" draw:id="id8" draw:layer="layout" svg:width="0.5cm" svg:height="0.5cm" svg:x="9.203cm" svg:y="6.25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svg:x1="8.2cm" svg:y1="6.5cm" svg:x2="9.203cm" svg:y2="6.501cm" draw:start-shape="id7" draw:start-glue-point="1" draw:end-shape="id8" draw:end-glue-point="6" svg:d="M8200 6500h502v1h501" svg:viewBox="0 0 1004 2">
          <text:p/>
        </draw:connector>
        <draw:connector draw:style-name="gr3" draw:text-style-name="P1" draw:layer="layout" svg:x1="9.703cm" svg:y1="6.501cm" svg:x2="10.55cm" svg:y2="3.1cm" draw:start-shape="id8" draw:start-glue-point="10" draw:end-shape="id9" draw:end-glue-point="2" svg:d="M9703 6501h847v-3401" svg:viewBox="0 0 848 3402">
          <text:p/>
        </draw:connector>
        <draw:custom-shape draw:style-name="gr1" draw:text-style-name="P1" xml:id="id10" draw:id="id10" draw:layer="layout" svg:width="1.9cm" svg:height="0.8cm" svg:x="8.5cm" svg:y="7.7cm">
          <text:p text:style-name="P1">1847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53cm" svg:y1="6.751cm" svg:x2="9.45cm" svg:y2="7.7cm" draw:start-shape="id8" draw:start-glue-point="8" draw:end-shape="id10" draw:end-glue-point="0" svg:d="M9453 6751v475h-3v474" svg:viewBox="0 0 4 9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13:42:35.890778061</meta:creation-date>
    <dc:date>2014-11-27T13:50:53.490007976</dc:date>
    <meta:editing-duration>PT8M19S</meta:editing-duration>
    <meta:editing-cycles>1</meta:editing-cycles>
    <meta:document-statistic meta:object-count="20"/>
    <meta:generator>LibreOffice/4.3.3.2$Linux_X86_64 LibreOffice_project/430m0$Build-2</meta:generator>
  </office:meta>
</office:document-meta>
</file>